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f181b" officeooo:paragraph-rsid="00195a37"/>
    </style:style>
    <style:style style:name="P4" style:family="paragraph" style:parent-style-name="Standard">
      <style:text-properties officeooo:rsid="001e2471" officeooo:paragraph-rsid="001b08e1"/>
    </style:style>
    <style:style style:name="P5" style:family="paragraph" style:parent-style-name="Standard">
      <style:text-properties fo:font-weight="bold" officeooo:rsid="00185566" officeooo:paragraph-rsid="001b9baa" style:font-weight-asian="bold" style:font-weight-complex="bold"/>
    </style:style>
    <style:style style:name="P6" style:family="paragraph" style:parent-style-name="Standard">
      <style:text-properties officeooo:paragraph-rsid="001b08e1"/>
    </style:style>
    <style:style style:name="P7" style:family="paragraph" style:parent-style-name="Standard">
      <style:text-properties officeooo:paragraph-rsid="001b9baa"/>
    </style:style>
    <style:style style:name="P8" style:family="paragraph" style:parent-style-name="Text_20_body">
      <style:text-properties officeooo:paragraph-rsid="00195a37"/>
    </style:style>
    <style:style style:name="P9" style:family="paragraph" style:parent-style-name="Text_20_body">
      <style:text-properties officeooo:rsid="001d1196" officeooo:paragraph-rsid="001d1196"/>
    </style:style>
    <style:style style:name="P10" style:family="paragraph" style:parent-style-name="Heading_20_1">
      <style:paragraph-properties fo:break-before="page"/>
      <style:text-properties officeooo:rsid="003747b4" officeooo:paragraph-rsid="001b9baa"/>
    </style:style>
    <style:style style:name="P11" style:family="paragraph" style:parent-style-name="Heading_20_1">
      <style:text-properties officeooo:rsid="001d1196" officeooo:paragraph-rsid="001d1196"/>
    </style:style>
    <style:style style:name="P12" style:family="paragraph" style:parent-style-name="Standard" style:list-style-name="L1">
      <style:text-properties officeooo:paragraph-rsid="001d1196"/>
    </style:style>
    <style:style style:name="P13" style:family="paragraph" style:parent-style-name="Standard" style:list-style-name="L1">
      <style:text-properties officeooo:rsid="001f181b" officeooo:paragraph-rsid="00195a37"/>
    </style:style>
    <style:style style:name="P14" style:family="paragraph" style:parent-style-name="Standard" style:list-style-name="L1">
      <style:text-properties officeooo:rsid="001f181b" officeooo:paragraph-rsid="002173d0"/>
    </style:style>
    <style:style style:name="P15" style:family="paragraph" style:parent-style-name="Standard">
      <style:text-properties officeooo:rsid="001f181b" officeooo:paragraph-rsid="00195a37"/>
    </style:style>
    <style:style style:name="P16" style:family="paragraph" style:parent-style-name="Standard" style:list-style-name="L3">
      <style:text-properties officeooo:rsid="001f181b" officeooo:paragraph-rsid="00195a37"/>
    </style:style>
    <style:style style:name="P17" style:family="paragraph" style:parent-style-name="Standard" style:list-style-name="L4">
      <style:text-properties officeooo:rsid="001f181b" officeooo:paragraph-rsid="00195a37"/>
    </style:style>
    <style:style style:name="P18" style:family="paragraph" style:parent-style-name="Standard">
      <style:text-properties officeooo:rsid="001f181b" officeooo:paragraph-rsid="002173d0"/>
    </style:style>
    <style:style style:name="P19" style:family="paragraph" style:parent-style-name="Standard" style:list-style-name="L1">
      <style:text-properties officeooo:rsid="001ffe66" officeooo:paragraph-rsid="0029902d"/>
    </style:style>
    <style:style style:name="P20" style:family="paragraph" style:parent-style-name="Standard" style:list-style-name="L1">
      <style:text-properties officeooo:rsid="0029902d" officeooo:paragraph-rsid="0029902d"/>
    </style:style>
    <style:style style:name="P21" style:family="paragraph" style:parent-style-name="Standard" style:list-style-name="L4">
      <style:text-properties officeooo:paragraph-rsid="00195a37"/>
    </style:style>
    <style:style style:name="P22" style:family="paragraph" style:parent-style-name="Standard" style:list-style-name="L4">
      <style:text-properties officeooo:rsid="002ae5d7" officeooo:paragraph-rsid="00195a37"/>
    </style:style>
    <style:style style:name="P23" style:family="paragraph" style:parent-style-name="Standard" style:list-style-name="L4">
      <style:text-properties officeooo:rsid="002e2473" officeooo:paragraph-rsid="00195a37"/>
    </style:style>
    <style:style style:name="P24" style:family="paragraph" style:parent-style-name="Standard">
      <style:text-properties officeooo:rsid="001e2471" officeooo:paragraph-rsid="002c7c6c"/>
    </style:style>
    <style:style style:name="P25" style:family="paragraph" style:parent-style-name="Standard">
      <style:text-properties officeooo:rsid="005e6c1a" officeooo:paragraph-rsid="001b08e1"/>
    </style:style>
    <style:style style:name="P26" style:family="paragraph" style:parent-style-name="Standard" style:list-style-name="L6">
      <style:text-properties fo:color="#c9211e" loext:opacity="100%" officeooo:rsid="005e6c1a" officeooo:paragraph-rsid="001b08e1"/>
    </style:style>
    <style:style style:name="P27" style:family="paragraph" style:parent-style-name="Standard" style:list-style-name="L6">
      <style:text-properties fo:color="#c9211e" loext:opacity="100%" officeooo:rsid="005e6c1a" officeooo:paragraph-rsid="002fa964"/>
    </style:style>
    <style:style style:name="P28" style:family="paragraph" style:parent-style-name="Standard" style:list-style-name="L1">
      <style:text-properties fo:color="#c9211e" loext:opacity="100%" fo:font-weight="bold" officeooo:rsid="002e17a2" officeooo:paragraph-rsid="002e17a2" style:font-weight-asian="bold" style:font-weight-complex="bold"/>
    </style:style>
    <style:style style:name="P29" style:family="paragraph" style:parent-style-name="Standard">
      <style:text-properties fo:color="#c9211e" loext:opacity="100%" officeooo:rsid="001c537a" officeooo:paragraph-rsid="002fa964"/>
    </style:style>
    <style:style style:name="P30" style:family="paragraph" style:parent-style-name="Standard" style:list-style-name="L6">
      <style:text-properties fo:color="#c9211e" loext:opacity="100%" officeooo:rsid="001e2471" officeooo:paragraph-rsid="001b08e1"/>
    </style:style>
    <style:style style:name="P31" style:family="paragraph" style:parent-style-name="Standard" style:list-style-name="L6">
      <style:text-properties fo:color="#c9211e" loext:opacity="100%" officeooo:rsid="001e2471" officeooo:paragraph-rsid="002fa964"/>
    </style:style>
    <style:style style:name="P32" style:family="paragraph" style:parent-style-name="Standard" style:list-style-name="L6">
      <style:text-properties fo:color="#c9211e" loext:opacity="100%" officeooo:rsid="004a0dc3" officeooo:paragraph-rsid="002fa964"/>
    </style:style>
    <style:style style:name="P33" style:family="paragraph" style:parent-style-name="Standard">
      <style:text-properties officeooo:paragraph-rsid="00195a37"/>
    </style:style>
    <style:style style:name="P34" style:family="paragraph" style:parent-style-name="Standard">
      <style:text-properties officeooo:rsid="003b1afc" officeooo:paragraph-rsid="00195a37"/>
    </style:style>
    <style:style style:name="P35" style:family="paragraph" style:parent-style-name="Text_20_body" style:list-style-name="L2">
      <style:text-properties officeooo:paragraph-rsid="002e17a2"/>
    </style:style>
    <style:style style:name="P36" style:family="paragraph" style:parent-style-name="Text_20_body" style:list-style-name="L2">
      <style:text-properties style:text-line-through-style="none" style:text-line-through-type="none" officeooo:paragraph-rsid="002173d0"/>
    </style:style>
    <style:style style:name="P37" style:family="paragraph" style:parent-style-name="Text_20_body" style:list-style-name="L2">
      <style:text-properties style:text-line-through-style="none" style:text-line-through-type="none" officeooo:rsid="0029902d" officeooo:paragraph-rsid="0029902d"/>
    </style:style>
    <style:style style:name="P38" style:family="paragraph" style:parent-style-name="Text_20_body" style:list-style-name="L2">
      <style:text-properties style:text-line-through-style="none" style:text-line-through-type="none" fo:language="de" fo:country="DE" officeooo:rsid="0029902d" officeooo:paragraph-rsid="0029902d"/>
    </style:style>
    <style:style style:name="P39" style:family="paragraph" style:parent-style-name="Text_20_body">
      <style:text-properties style:text-line-through-style="none" style:text-line-through-type="none" officeooo:paragraph-rsid="002c7c6c"/>
    </style:style>
    <style:style style:name="P40" style:family="paragraph" style:parent-style-name="Text_20_body" style:list-style-name="L2">
      <style:text-properties officeooo:rsid="002173d0" officeooo:paragraph-rsid="002e17a2"/>
    </style:style>
    <style:style style:name="T1" style:family="text">
      <style:text-properties officeooo:rsid="0038feb4"/>
    </style:style>
    <style:style style:name="T2" style:family="text">
      <style:text-properties officeooo:rsid="003190c1"/>
    </style:style>
    <style:style style:name="T3" style:family="text">
      <style:text-properties officeooo:rsid="002c731d"/>
    </style:style>
    <style:style style:name="T4" style:family="text">
      <style:text-properties officeooo:rsid="0061b6e8"/>
    </style:style>
    <style:style style:name="T5" style:family="text">
      <style:text-properties officeooo:rsid="003b5090"/>
    </style:style>
    <style:style style:name="T6" style:family="text">
      <style:text-properties officeooo:rsid="005e6c1a"/>
    </style:style>
    <style:style style:name="T7" style:family="text">
      <style:text-properties officeooo:rsid="004a0dc3"/>
    </style:style>
    <style:style style:name="T8" style:family="text">
      <style:text-properties fo:font-weight="normal" officeooo:rsid="003747b4" style:font-weight-asian="normal" style:font-weight-complex="normal"/>
    </style:style>
    <style:style style:name="T9" style:family="text">
      <style:text-properties fo:font-weight="normal" officeooo:rsid="0026bae1" style:font-weight-asian="normal" style:font-weight-complex="normal"/>
    </style:style>
    <style:style style:name="T10" style:family="text">
      <style:text-properties fo:font-weight="normal" officeooo:rsid="005903d3" style:font-weight-asian="normal" style:font-weight-complex="normal"/>
    </style:style>
    <style:style style:name="T11" style:family="text">
      <style:text-properties fo:font-weight="normal" officeooo:rsid="001d1196" style:font-weight-asian="normal" style:font-weight-complex="normal"/>
    </style:style>
    <style:style style:name="T12" style:family="text">
      <style:text-properties fo:font-weight="normal" officeooo:rsid="001e2471" style:font-weight-asian="normal" style:font-weight-complex="normal"/>
    </style:style>
    <style:style style:name="T13" style:family="text">
      <style:text-properties fo:font-weight="normal" officeooo:rsid="0029902d" style:font-weight-asian="normal" style:font-weight-complex="normal"/>
    </style:style>
    <style:style style:name="T14" style:family="text">
      <style:text-properties officeooo:rsid="001c4e96"/>
    </style:style>
    <style:style style:name="T15" style:family="text">
      <style:text-properties officeooo:rsid="001d1196"/>
    </style:style>
    <style:style style:name="T16" style:family="text">
      <style:text-properties officeooo:rsid="001e00bb"/>
    </style:style>
    <style:style style:name="T17" style:family="text">
      <style:text-properties officeooo:rsid="002173d0"/>
    </style:style>
    <style:style style:name="T18" style:family="text">
      <style:text-properties officeooo:rsid="001e247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ffe66" style:font-weight-asian="bold" style:font-weight-complex="bold"/>
    </style:style>
    <style:style style:name="T21" style:family="text">
      <style:text-properties fo:font-weight="bold" officeooo:rsid="001d1196" style:font-weight-asian="bold" style:font-weight-complex="bold"/>
    </style:style>
    <style:style style:name="T22" style:family="text">
      <style:text-properties fo:font-weight="bold" officeooo:rsid="001e2471" style:font-weight-asian="bold" style:font-weight-complex="bold"/>
    </style:style>
    <style:style style:name="T23" style:family="text">
      <style:text-properties fo:font-weight="bold" officeooo:rsid="002c7c6c" style:font-weight-asian="bold" style:font-weight-complex="bold"/>
    </style:style>
    <style:style style:name="T24" style:family="text">
      <style:text-properties officeooo:rsid="0029902d"/>
    </style:style>
    <style:style style:name="T25" style:family="text">
      <style:text-properties officeooo:rsid="001ffe66"/>
    </style:style>
    <style:style style:name="T26" style:family="text">
      <style:text-properties officeooo:rsid="002c7c6c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c9211e" loext:opacity="100%" fo:font-weight="bold" officeooo:rsid="002c7c6c" style:font-weight-asian="bold" style:font-weight-complex="bold"/>
    </style:style>
    <style:style style:name="T29" style:family="text">
      <style:text-properties officeooo:rsid="002e17a2"/>
    </style:style>
    <style:style style:name="T30" style:family="text">
      <style:text-properties officeooo:rsid="004bd9f0"/>
    </style:style>
    <style:style style:name="T31" style:family="text">
      <style:text-properties officeooo:rsid="002fa9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3985_3888585251" text:style-name="Index_20_Link" text:visited-style-name="Index_20_Link">Allgemein<text:tab/>2</text:a></text:p>
          <text:p text:style-name="P1"><text:a xlink:type="simple" xlink:href="#__RefHeading___Toc3987_3888585251" text:style-name="Index_20_Link" text:visited-style-name="Index_20_Link">Definition<text:tab/>2</text:a></text:p>
          <text:p text:style-name="P1"><text:a xlink:type="simple" xlink:href="#__RefHeading___Toc3989_3888585251" text:style-name="Index_20_Link" text:visited-style-name="Index_20_Link">Technische Umsetzung<text:tab/>2</text:a></text:p>
          <text:p text:style-name="P1"><text:a xlink:type="simple" xlink:href="#__RefHeading___Toc3991_3888585251" text:style-name="Index_20_Link" text:visited-style-name="Index_20_Link">Sperren einer Blockfahrt<text:tab/>2</text:a></text:p>
          <text:p text:style-name="P2"><text:a xlink:type="simple" xlink:href="#__RefHeading___Toc1949_1907822642" text:style-name="Index_20_Link" text:visited-style-name="Index_20_Link">Physikalischer Aufbau eines Block<text:tab/>4</text:a></text:p>
          <text:p text:style-name="P2"><text:a xlink:type="simple" xlink:href="#__RefHeading___Toc1951_1907822642" text:style-name="Index_20_Link" text:visited-style-name="Index_20_Link">Block<text:tab/>4</text:a></text:p>
        </text:index-body>
      </text:table-of-content>
      <text:p text:style-name="Standard"/>
      <text:h text:style-name="P10" text:outline-level="1"><text:bookmark-start text:name="__RefHeading___Toc3985_3888585251"/>Allgemein<text:bookmark-end text:name="__RefHeading___Toc3985_3888585251"/></text:h>
      <text:p text:style-name="P5"/>
      <text:p text:style-name="P7"><text:span text:style-name="T8">D</text:span><text:span text:style-name="T9">iese Dokument beschreibt d</text:span><text:span text:style-name="T8">en prinzipiellen Ablauf einer automatischen Zugsteuerung mittels</text:span><text:span text:style-name="T9"> </text:span><text:span text:style-name="T11">Blocksystem</text:span><text:span text:style-name="T10">.</text:span></text:p>
      <text:h text:style-name="P11" text:outline-level="1"><text:bookmark-start text:name="__RefHeading___Toc3987_3888585251"/>Definition<text:bookmark-end text:name="__RefHeading___Toc3987_3888585251"/></text:h>
      <text:p text:style-name="P9">Jeder Block</text:p>
      <text:list text:style-name="L1">
        <text:list-item>
          <text:p text:style-name="P13">hat eine aktuelle Fahrtrichtung: Von <text:span text:style-name="T19">in</text:span> nach <text:span text:style-name="T19">out</text:span> oder von <text:span text:style-name="T19">out</text:span> nach <text:span text:style-name="T19">in</text:span></text:p>
        </text:list-item>
        <text:list-item>
          <text:p text:style-name="P12"><text:span text:style-name="T6">kann durch maximal einen Zug belegt </text:span><text:span text:style-name="T15">sein</text:span><text:span text:style-name="T6">.</text:span></text:p>
        </text:list-item>
        <text:list-item>
          <text:p text:style-name="P19">gilt als </text:p>
          <text:list>
            <text:list-item>
              <text:p text:style-name="P19"><text:span text:style-name="T19">blockiert</text:span> <text:tab/>wenn sich ein Zug im Block befindet </text:p>
            </text:list-item>
            <text:list-item>
              <text:p text:style-name="P20"><text:span text:style-name="T19">reserviert</text:span> <text:tab/>wenn der Block frei ist aber ein Zug in den Block einfahren möchte.</text:p>
            </text:list-item>
            <text:list-item>
              <text:p text:style-name="P20"><text:span text:style-name="T20">frei</text:span><text:span text:style-name="T25"> <text:tab/><text:tab/>wenn sich kein Zug im Block befindet</text:span></text:p>
            </text:list-item>
          </text:list>
        </text:list-item>
        <text:list-item>
          <text:p text:style-name="P20">Züge dürfen nur in reservierte Blöcke einfahren.</text:p>
        </text:list-item>
        <text:list-item>
          <text:p text:style-name="P28">Wenn 2 Blöcke <text:span text:style-name="T31">(z.B. Kehrschleife) mit in / in oder out / out verbunden sind muss die Fahrtrichtung gewechselt werden</text:span></text:p>
        </text:list-item>
        <text:list-item>
          <text:p text:style-name="P14">kann entweder eine oder zwei Fahrtrichtungen annehmen z.B. </text:p>
          <text:list>
            <text:list-item>
              <text:p text:style-name="P14">bei eingleisiger Strecke</text:p>
            </text:list-item>
            <text:list-item>
              <text:p text:style-name="P14"><text:span text:style-name="T17">für </text:span><text:span text:style-name="T1">fliegende Überholung</text:span></text:p>
            </text:list-item>
            <text:list-item>
              <text:p text:style-name="P14"><text:span text:style-name="T1">Bahnhof</text:span><text:span text:style-name="T17">sgleis mit</text:span> 2 Fahrtrichtungen </text:p>
            </text:list-item>
          </text:list>
        </text:list-item>
      </text:list>
      <text:p text:style-name="P18"/>
      <text:p text:style-name="P29">Jeder Block beinhaltet: </text:p>
      <text:list text:style-name="L6">
        <text:list-item>
          <text:p text:style-name="P31">einen vorhergehenden und einen nachfolgenden Block. Außer der Block endet mit einem Prellbock. Vorhergehender und nachfolgender Block können ggf. <text:span text:style-name="T6">durch Weichen und </text:span><text:s/><text:span text:style-name="T6">deren S</text:span>tellung <text:span text:style-name="T5">variieren.</text:span></text:p>
        </text:list-item>
        <text:list-item>
          <text:p text:style-name="P31">Ein Signal <text:span text:style-name="T7">je Fahrtrichtung</text:span> welches <text:span text:style-name="T5">angibt, ob der nachfolgende Block frei oder belegt ist</text:span>.</text:p>
        </text:list-item>
        <text:list-item>
          <text:p text:style-name="P27">Eine Zugnummernanzeige</text:p>
          <text:p text:style-name="P32"/>
        </text:list-item>
      </text:list>
      <text:p text:style-name="P8"/>
      <text:h text:style-name="P11" text:outline-level="1"><text:bookmark-start text:name="__RefHeading___Toc3989_3888585251"/>Technische Umsetzung<text:bookmark-end text:name="__RefHeading___Toc3989_3888585251"/></text:h>
      <text:list text:style-name="L2">
        <text:list-item>
          <text:p text:style-name="P35"><text:span text:style-name="T15">Jeder Block beinhaltet ein </text:span><text:span text:style-name="T21">Schaltgleis</text:span><text:span text:style-name="T15"> </text:span><text:span text:style-name="T24">(Auslösung durch Schleifer) </text:span><text:span text:style-name="T15">mit ausreichender Bremsstrecke vor dem Signal (Braketrigger-Contact). Beim Auslösen wird, wenn der voraus liegende Block belegt ist, durch den Computer der Zug auf </text:span><text:span text:style-name="T16">Halt (</text:span><text:span text:style-name="T15">Fahrstufe 0</text:span><text:span text:style-name="T16">)</text:span><text:span text:style-name="T15"> gesetzt. </text:span><text:span text:style-name="T5">Der Abstand des </text:span><text:span text:style-name="T21">Schaltgleis</text:span><text:span text:style-name="T5"> zum nächsten Signal ist so zu wählen das der Zug mit dem längsten Bremsweg bei voller Fahrt vor dem rot zeigenden Signal rechtzeitig zum stehen kommt.</text:span></text:p>
        </text:list-item>
        <text:list-item>
          <text:p text:style-name="P36"><text:span text:style-name="T18">Um sicher zu gehen, dass ein Zug </text:span><text:span text:style-name="T14">v</text:span><text:span text:style-name="T18">ollständig in einem Block eingefahren ist, befindet sich </text:span><text:span text:style-name="T15">unmittelbar </text:span><text:span text:style-name="T18">vor jedem Signal ein </text:span><text:span text:style-name="T22">Kontaktgleis</text:span><text:span text:style-name="T12"> </text:span><text:span text:style-name="T13">(Auslösung durch Radsatz)</text:span><text:span text:style-name="T18">. </text:span>Erst wenn <text:span text:style-name="T15">der </text:span>Kontakt geschlossen <text:span text:style-name="T15">ist</text:span> kann davon ausgegangen werden, das der Zug vollständig im Block eingefahren ist. <text:span text:style-name="T26">Beim schließen des Kontakt wird zusätzlich der Befehlt </text:span><text:span text:style-name="T23">HALT</text:span><text:span text:style-name="T26"> gesedent um zu gewährleisten, dass die Lok wirklich still steht um ein „Durchrutschen“ zu vermeiden.</text:span></text:p>
        </text:list-item>
        <text:list-item>
          <text:p text:style-name="P37">Blöcke, die beidseitig befahren werden können benötigen 2 Kontaktgleise.</text:p>
        </text:list-item>
        <text:list-item>
          <text:p text:style-name="P38">Achtung: Bei 2 Kontaktgleisen ist eines je nach Fahrtrichtung zu ignorieren</text:p>
        </text:list-item>
        <text:list-item>
          <text:p text:style-name="P40"><text:soft-page-break/>Jeder Block ist mindestens 2700mm lang <text:span text:style-name="T29">und verfügt über eine e</text:span><text:span text:style-name="T30">igene Stromeinspeisung.</text:span></text:p>
        </text:list-item>
      </text:list>
      <text:p text:style-name="P39"><text:span text:style-name="T28">ACHTUNG, Bremsweg! Wie stellen wir sicher, das der Bremsweg lang genug ist?</text:span></text:p>
      <text:h text:style-name="Heading_20_1" text:outline-level="1"><text:bookmark-start text:name="__RefHeading___Toc3991_3888585251"/>Sperren einer Blockfahrt<text:bookmark-end text:name="__RefHeading___Toc3991_3888585251"/></text:h>
      <text:p text:style-name="P3"><text:s/></text:p>
      <text:p text:style-name="P3">Wenn Kontakt eines Blocks belegt:</text:p>
      <text:list text:style-name="L3">
        <text:list-item>
          <text:p text:style-name="P16">Signal auf rot schalten</text:p>
        </text:list-item>
        <text:list-item>
          <text:p text:style-name="P16">Zug-Id im Block setzen</text:p>
        </text:list-item>
      </text:list>
      <text:p text:style-name="P3"><text:s/></text:p>
      <text:p text:style-name="P3">Wenn Kontakt eines Blocks wieder frei:</text:p>
      <text:list text:style-name="L4">
        <text:list-item>
          <text:p text:style-name="P17">Zug-Id aus Block löschen</text:p>
        </text:list-item>
        <text:list-item>
          <text:p text:style-name="P22"><text:span text:style-name="T2">ggf. </text:span><text:span text:style-name="T26">Trigger</text:span>Vector im moba-connector mit Lok-Adresse des vorherigen Blocks belegen</text:p>
        </text:list-item>
        <text:list-item>
          <text:p text:style-name="P17">Signal </text:p>
          <text:list>
            <text:list-item>
              <text:p text:style-name="P17">grün schalten wenn keine Weiche folgt oder Weiche gerade aus führt</text:p>
            </text:list-item>
            <text:list-item>
              <text:p text:style-name="P23">grün-gelb schalten wenn folgende Weiche auf Abzweig</text:p>
            </text:list-item>
          </text:list>
        </text:list-item>
        <text:list-item>
          <text:p text:style-name="P17"><text:span text:style-name="T3">ggf. </text:span>Zug <text:span text:style-name="T3">aus vorherigen</text:span> beschleunigen</text:p>
          <text:p text:style-name="P21"/>
        </text:list-item>
      </text:list>
      <text:p text:style-name="P3"/>
      <text:p text:style-name="P3"/>
      <text:p text:style-name="P34"/>
      <text:p text:style-name="P33"><text:bookmark text:name="__RefHeading___Toc1949_1907822642"/></text:p>
      <text:p text:style-name="P25"/>
      <text:p text:style-name="P24"/>
      <text:p text:style-name="P4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2:38:15.672253658</meta:creation-date>
    <meta:generator>LibreOffice/24.2.7.2$Linux_X86_64 LibreOffice_project/420$Build-2</meta:generator>
    <dc:date>2025-05-09T06:06:07.721647072</dc:date>
    <meta:editing-duration>PT20H27M50S</meta:editing-duration>
    <meta:editing-cycles>17</meta:editing-cycles>
    <meta:document-statistic meta:table-count="0" meta:image-count="0" meta:object-count="0" meta:page-count="3" meta:paragraph-count="49" meta:word-count="442" meta:character-count="2838" meta:non-whitespace-character-count="2458"/>
  </office:meta>
</office:document-meta>
</file>